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512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2.413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4pt" fo:font-style="italic" style:font-size-asian="14pt" style:font-style-asian="italic" style:font-size-complex="14pt" style:font-style-complex="italic"/>
    </style:style>
    <style:style style:name="P5" style:family="paragraph">
      <style:text-properties fo:font-size="32pt" style:font-size-asian="32pt" style:font-size-complex="3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762cm" svg:height="0.635cm" svg:x="20.685cm" svg:y="4.048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onnector draw:style-name="gr2" draw:text-style-name="P1" draw:layer="layout" draw:type="lines" svg:x1="21.067cm" svg:y1="4.683cm" svg:x2="21.066cm" svg:y2="6.969cm" draw:start-shape="id1" draw:start-glue-point="8" draw:end-shape="id2" svg:d="m21067 4683v501l-1 1283v502">
          <text:p/>
        </draw:connector>
        <draw:frame draw:style-name="gr3" draw:text-style-name="P2" draw:layer="layout" svg:width="4.064cm" svg:height="0.806cm" svg:x="16.24cm" svg:y="3.921cm">
          <draw:text-box>
            <text:p text:style-name="P2">Is Authenticated</text:p>
          </draw:text-box>
        </draw:frame>
        <draw:custom-shape draw:style-name="gr4" draw:text-style-name="P3" xml:id="id2" draw:id="id2" draw:layer="layout" svg:width="7.62cm" svg:height="2.413cm" svg:x="17.256cm" svg:y="6.969cm">
          <text:p text:style-name="P1"><text:span text:style-name="T1">User has game in progres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3" draw:id="id3" draw:layer="layout" svg:width="0.762cm" svg:height="0.635cm" svg:x="20.812cm" svg:y="17.002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frame draw:style-name="gr3" draw:text-style-name="P2" draw:layer="layout" svg:width="4.064cm" svg:height="0.806cm" svg:x="19.288cm" svg:y="17.847cm">
          <draw:text-box>
            <text:p text:style-name="P2">Is playing game</text:p>
          </draw:text-box>
        </draw:frame>
        <draw:connector draw:style-name="gr2" draw:text-style-name="P1" draw:layer="layout" draw:type="lines" svg:x1="21.066cm" svg:y1="9.382cm" svg:x2="21.194cm" svg:y2="17.002cm" draw:start-shape="id2" draw:start-glue-point="6" draw:end-shape="id3" draw:end-glue-point="4" svg:d="m21066 9382v501l128 6617v502">
          <text:p/>
        </draw:connector>
        <draw:frame draw:style-name="gr3" draw:text-style-name="P4" draw:layer="layout" svg:width="1.651cm" svg:height="0.806cm" svg:x="19.542cm" svg:y="9.846cm">
          <draw:text-box>
            <text:p text:style-name="P4"><text:span text:style-name="T2">Yes</text:span></text:p>
          </draw:text-box>
        </draw:frame>
        <draw:custom-shape draw:style-name="gr4" draw:text-style-name="P3" xml:id="id4" draw:id="id4" draw:layer="layout" svg:width="4.699cm" svg:height="1.524cm" svg:x="7.731cm" svg:y="7.35cm">
          <text:p text:style-name="P1"><text:span text:style-name="T1">In game loung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s" svg:x1="17.256cm" svg:y1="8.176cm" svg:x2="12.43cm" svg:y2="8.112cm" draw:start-shape="id2" draw:start-glue-point="5" draw:end-shape="id4" draw:end-glue-point="1" svg:d="m17256 8176h-501l-3825-64h-500">
          <text:p/>
        </draw:connector>
        <draw:custom-shape draw:style-name="gr4" draw:text-style-name="P3" xml:id="id6" draw:id="id6" draw:layer="layout" svg:width="6.985cm" svg:height="2.413cm" svg:x="6.588cm" svg:y="11.033cm">
          <text:p text:style-name="P1"><text:span text:style-name="T1">In pre-game lobby, </text:span></text:p>
          <text:p text:style-name="P1"><text:span text:style-name="T1">wait for all players to be ready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5" draw:id="id5" draw:layer="layout" svg:width="5.842cm" svg:height="2.413cm" svg:x="7.223cm" svg:y="16.113cm">
          <text:p text:style-name="P1"><text:span text:style-name="T1">All players ready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type="lines" svg:x1="13.065cm" svg:y1="17.32cm" svg:x2="20.812cm" svg:y2="17.32cm" draw:start-shape="id5" draw:start-glue-point="7" draw:end-shape="id3" draw:end-glue-point="10" svg:d="m13065 17320h502 6743 502">
          <text:p/>
        </draw:connector>
        <draw:frame draw:style-name="gr3" draw:text-style-name="P4" draw:layer="layout" svg:width="1.651cm" svg:height="0.806cm" svg:x="15.859cm" svg:y="7.223cm">
          <draw:text-box>
            <text:p text:style-name="P4"><text:span text:style-name="T2">No</text:span></text:p>
          </draw:text-box>
        </draw:frame>
        <draw:frame draw:style-name="gr3" draw:text-style-name="P4" draw:layer="layout" svg:width="1.651cm" svg:height="0.806cm" svg:x="13.065cm" svg:y="17.51cm">
          <draw:text-box>
            <text:p text:style-name="P4"><text:span text:style-name="T2">Yes</text:span></text:p>
          </draw:text-box>
        </draw:frame>
        <draw:frame draw:style-name="gr3" draw:text-style-name="P4" draw:layer="layout" svg:width="1.651cm" svg:height="0.806cm" svg:x="4.81cm" svg:y="15.688cm">
          <draw:text-box>
            <text:p text:style-name="P4"><text:span text:style-name="T2">No</text:span></text:p>
          </draw:text-box>
        </draw:frame>
        <draw:connector draw:style-name="gr2" draw:text-style-name="P1" draw:layer="layout" draw:type="curve" svg:x1="7.223cm" svg:y1="17.32cm" svg:x2="6.588cm" svg:y2="12.239cm" draw:start-shape="id5" draw:start-glue-point="5" draw:end-shape="id6" draw:end-glue-point="3" svg:d="m7223 17320c-1705 0-1388-5081-635-5081">
          <text:p/>
        </draw:connector>
        <draw:connector draw:style-name="gr2" draw:text-style-name="P1" draw:layer="layout" draw:type="lines" svg:x1="10.08cm" svg:y1="13.446cm" svg:x2="10.144cm" svg:y2="16.113cm" draw:start-shape="id6" draw:start-glue-point="2" draw:end-shape="id5" draw:end-glue-point="4" svg:d="m10080 13446v500l64 1665v502">
          <text:p/>
        </draw:connector>
        <draw:connector draw:style-name="gr2" draw:text-style-name="P1" draw:layer="layout" draw:type="lines" svg:x1="10.08cm" svg:y1="8.874cm" svg:x2="10.08cm" svg:y2="11.033cm" draw:start-shape="id4" draw:start-glue-point="2" draw:end-shape="id6" draw:end-glue-point="0" svg:d="m10080 8874v501 1156 502">
          <text:p/>
        </draw:connector>
        <draw:connector draw:style-name="gr2" draw:text-style-name="P1" draw:layer="layout" draw:type="curve" draw:line-skew="-0.442cm 0.912cm" svg:x1="7.731cm" svg:y1="8.112cm" svg:x2="10.08cm" svg:y2="11.033cm" draw:start-shape="id4" draw:start-glue-point="3" draw:end-shape="id6" draw:end-glue-point="0" svg:d="m7731 8112c-1416 0-1180 1377-239 2044s2588 625 2588 877">
          <text:p/>
        </draw:connector>
        <draw:frame draw:style-name="gr3" draw:text-style-name="P4" draw:layer="layout" svg:width="2.413cm" svg:height="1.361cm" svg:x="4.683cm" svg:y="8.148cm">
          <draw:text-box>
            <text:p text:style-name="P4"><text:span text:style-name="T2">Create game</text:span></text:p>
          </draw:text-box>
        </draw:frame>
        <draw:frame draw:style-name="gr3" draw:text-style-name="P4" draw:layer="layout" svg:width="3.048cm" svg:height="0.806cm" svg:x="10.271cm" svg:y="9.255cm">
          <draw:text-box>
            <text:p text:style-name="P4"><text:span text:style-name="T2">Join Game</text:span></text:p>
          </draw:text-box>
        </draw:frame>
        <draw:frame draw:style-name="gr5" draw:text-style-name="P5" draw:layer="layout" svg:width="15.24cm" svg:height="2.663cm" svg:x="1cm" svg:y="1cm">
          <draw:text-box>
            <text:p text:style-name="P5"><text:span text:style-name="T3">Clue-less</text:span><text:span text:style-name="T4">: Starting a gam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hnathan Gilday</meta:initial-creator>
    <meta:creation-date>2012-10-08T17:15:42</meta:creation-date>
    <dc:date>2012-10-08T17:42:45</dc:date>
    <dc:creator>Johnathan Gilday</dc:creator>
    <meta:editing-duration>PT11M53S</meta:editing-duration>
    <meta:editing-cycles>1</meta:editing-cycles>
    <meta:document-statistic meta:object-count="23"/>
    <meta:generator>LibreOffice/3.5$Linux_X86_64 LibreOffice_project/350m1$Build-2</meta:generator>
  </office:meta>
</office:document-meta>
</file>